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5.68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49" style:family="table-cell" style:parent-style-name="Default">
      <style:text-properties style:font-name="Liberation Sans"/>
    </style:style>
    <style:style style:name="ce50" style:family="table-cell" style:parent-style-name="Default">
      <style:table-cell-properties fo:background-color="#dddddd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9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6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number-columns-repeated="39" table:default-cell-style-name="ce38"/>
        <table:table-column table:style-name="co25" table:number-columns-repeated="960" table:default-cell-style-name="ce49"/>
        <table:table-row table:style-name="ro1">
          <table:table-cell table:style-name="ce35"/>
          <table:table-cell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74xx04</text:p>
          </table:table-cell>
          <table:table-cell table:style-name="ce40" office:value-type="string" calcext:value-type="string">
            <text:p>6-ch, bipolar inverters</text:p>
          </table:table-cell>
          <table:table-cell table:style-name="ce45" office:value-type="string" calcext:value-type="string">
            <text:p><text:a xlink:href="https://www.ti.com/product/SN7404" xlink:type="simple">SN740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45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47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45" office:value-type="string" calcext:value-type="string">
            <text:p><text:a xlink:href="https://www.ti.com/product/SN74AHCT04" xlink:type="simple">SN74AHCT04</text:a></text:p>
          </table:table-cell>
          <table:table-cell table:style-name="ce45" office:value-type="string" calcext:value-type="string">
            <text:p><text:a xlink:href="https://www.ti.com/product/SN74ALS04B" xlink:type="simple">SN74ALS04B</text:a></text:p>
          </table:table-cell>
          <table:table-cell table:style-name="ce45" office:value-type="string" calcext:value-type="string">
            <text:p><text:a xlink:href="https://www.ti.com/product/SN74ALVC04" xlink:type="simple">SN74ALVC0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S04" xlink:type="simple">SN74AS04</text:a></text:p>
          </table:table-cell>
          <table:table-cell table:style-name="ce45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F04" xlink:type="simple">SN74F0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45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45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45" office:value-type="string" calcext:value-type="string">
            <text:p><text:a xlink:href="https://www.ti.com/product/SN74LS04" xlink:type="simple">SN74LS04</text:a></text:p>
          </table:table-cell>
          <table:table-cell table:style-name="ce45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45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45" office:value-type="string" calcext:value-type="string">
            <text:p><text:a xlink:href="https://www.ti.com/product/SN74LVU04A" xlink:type="simple">SN74LVU04A</text:a></text:p>
          </table:table-cell>
          <table:table-cell table:style-name="ce45" office:value-type="string" calcext:value-type="string">
            <text:p><text:a xlink:href="https://www.ti.com/product/SN74S04" xlink:type="simple">SN74S04</text:a></text:p>
          </table:table-cell>
          <table:table-cell table:style-name="ce45" table:formula="of:=COUNTA([.$C2:.$Y2])" office:value-type="float" office:value="18" calcext:value-type="float">
            <text:p>18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05</text:p>
          </table:table-cell>
          <table:table-cell table:style-name="ce40" office:value-type="string" calcext:value-type="string">
            <text:p>6-ch, bipolar inverters with open-collector outputs</text:p>
          </table:table-cell>
          <table:table-cell table:style-name="ce45" office:value-type="string" calcext:value-type="string">
            <text:p><text:a xlink:href="https://www.ti.com/product/SN7405" xlink:type="simple">SN7405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AC05" xlink:type="simple">CD74AC05</text:a></text:p>
          </table:table-cell>
          <table:table-cell table:style-name="ce45" office:value-type="string" calcext:value-type="string">
            <text:p><text:a xlink:href="https://www.ti.com/product/CD74ACT05" xlink:type="simple">CD74ACT05</text:a></text:p>
          </table:table-cell>
          <table:table-cell table:style-name="ce45" office:value-type="string" calcext:value-type="string">
            <text:p><text:a xlink:href="https://www.ti.com/product/SN74AHC05" xlink:type="simple">SN74AHC05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LS05A" xlink:type="simple">SN74ALS05A</text:a></text:p>
          </table:table-cell>
          <table:table-cell table:style-name="ce45" table:number-columns-repeated="8"/>
          <table:table-cell table:style-name="ce45" office:value-type="string" calcext:value-type="string">
            <text:p><text:a xlink:href="https://www.ti.com/product/SN74HC05" xlink:type="simple">SN74HC05</text:a></text:p>
          </table:table-cell>
          <table:table-cell table:style-name="ce45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LS05" xlink:type="simple">SN74LS05</text:a></text:p>
          </table:table-cell>
          <table:table-cell table:style-name="ce45" office:value-type="string" calcext:value-type="string">
            <text:p><text:a xlink:href="https://www.ti.com/product/SN74LV05A" xlink:type="simple">SN74LV05A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S05" xlink:type="simple">SN74S05</text:a></text:p>
          </table:table-cell>
          <table:table-cell table:style-name="ce45" table:formula="of:=COUNTA([.$C3:.$Y3])" office:value-type="float" office:value="10" calcext:value-type="float">
            <text:p>10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06</text:p>
          </table:table-cell>
          <table:table-cell table:style-name="ce41" office:value-type="string" calcext:value-type="string">
            <text:p>6-ch, bipolar inverters with open-collector outputs</text:p>
          </table:table-cell>
          <table:table-cell table:style-name="ce45" office:value-type="string" calcext:value-type="string">
            <text:p><text:a xlink:href="https://www.ti.com/product/SN7406" xlink:type="simple">SN7406</text:a></text:p>
          </table:table-cell>
          <table:table-cell table:style-name="ce45" table:number-columns-repeated="9"/>
          <table:table-cell table:style-name="ce45" office:value-type="string" calcext:value-type="string">
            <text:p><text:a xlink:href="https://www.ti.com/product/SN74AUC06" xlink:type="simple">SN74AUC06</text:a></text:p>
          </table:table-cell>
          <table:table-cell table:style-name="ce45" table:number-columns-repeated="7"/>
          <table:table-cell table:style-name="ce45" office:value-type="string" calcext:value-type="string">
            <text:p><text:a xlink:href="https://www.ti.com/product/SN74LS06" xlink:type="simple">SN74LS06</text:a></text:p>
          </table:table-cell>
          <table:table-cell table:style-name="ce45" office:value-type="string" calcext:value-type="string">
            <text:p><text:a xlink:href="https://www.ti.com/product/SN74LV06A" xlink:type="simple">SN74LV06A</text:a></text:p>
          </table:table-cell>
          <table:table-cell table:style-name="ce45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45" table:number-columns-repeated="2"/>
          <table:table-cell table:style-name="ce45" table:formula="of:=COUNTA([.$C4:.$Y4])" office:value-type="float" office:value="5" calcext:value-type="float">
            <text:p>5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4</text:p>
          </table:table-cell>
          <table:table-cell table:style-name="ce40" office:value-type="string" calcext:value-type="string">
            <text:p>6-ch, bipolar inverters with Schmitt-Trigger inputs</text:p>
          </table:table-cell>
          <table:table-cell table:style-name="ce45" office:value-type="string" calcext:value-type="string">
            <text:p><text:a xlink:href="https://www.ti.com/product/SN7414" xlink:type="simple">SN741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47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45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45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LVC14" xlink:type="simple">SN74ALVC14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AUC14" xlink:type="simple">SN74AUC14</text:a></text:p>
          </table:table-cell>
          <table:table-cell table:style-name="ce45" table:number-columns-repeated="4"/>
          <table:table-cell table:style-name="ce45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45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45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45" office:value-type="string" calcext:value-type="string">
            <text:p><text:a xlink:href="https://www.ti.com/product/SN74LS14" xlink:type="simple">SN74LS14</text:a></text:p>
          </table:table-cell>
          <table:table-cell table:style-name="ce45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45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45" table:number-columns-repeated="2"/>
          <table:table-cell table:style-name="ce45" table:formula="of:=COUNTA([.$C5:.$Y5])" office:value-type="float" office:value="13" calcext:value-type="float">
            <text:p>13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6</text:p>
          </table:table-cell>
          <table:table-cell table:style-name="ce42" office:value-type="string" calcext:value-type="string">
            <text:p>6-ch, bipolar inverters with open-collector outputs</text:p>
          </table:table-cell>
          <table:table-cell table:style-name="ce45" office:value-type="string" calcext:value-type="string">
            <text:p><text:a xlink:href="https://www.ti.com/product/SN7416" xlink:type="simple">SN7416</text:a></text:p>
          </table:table-cell>
          <table:table-cell table:style-name="ce45" table:number-columns-repeated="22"/>
          <table:table-cell table:style-name="ce45" table:formula="of:=COUNTA([.$C6:.$Y6])" office:value-type="float" office:value="1" calcext:value-type="float">
            <text:p>1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9</text:p>
          </table:table-cell>
          <table:table-cell table:style-name="ce40" office:value-type="string" calcext:value-type="string">
            <text:p>6-ch, bipolar inverters with Schmitt-Trigger inputs</text:p>
          </table:table-cell>
          <table:table-cell table:style-name="ce45" table:number-columns-repeated="18"/>
          <table:table-cell table:style-name="ce45" office:value-type="string" calcext:value-type="string">
            <text:p><text:a xlink:href="https://www.ti.com/product/SN74LS19A" xlink:type="simple">SN74LS19A</text:a></text:p>
          </table:table-cell>
          <table:table-cell table:style-name="ce45" table:number-columns-repeated="4"/>
          <table:table-cell table:style-name="ce45" table:formula="of:=COUNTA([.$C7:.$Y7])" office:value-type="float" office:value="1" calcext:value-type="float">
            <text:p>1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240</text:p>
          </table:table-cell>
          <table:table-cell table:style-name="ce40" office:value-type="string" calcext:value-type="string">
            <text:p>8-ch, invert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240A" xlink:type="simple">SN74ABT240A</text:a></text:p>
          </table:table-cell>
          <table:table-cell table:style-name="ce45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45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45" office:value-type="string" calcext:value-type="string">
            <text:p><text:a xlink:href="https://www.ti.com/product/SN74AHC240" xlink:type="simple">SN74AHC240</text:a></text:p>
          </table:table-cell>
          <table:table-cell table:style-name="ce45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45" office:value-type="string" calcext:value-type="string">
            <text:p><text:a xlink:href="https://www.ti.com/product/SN74ALS240A" xlink:type="simple">SN74ALS240A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AS240A" xlink:type="simple">SN74AS240A</text:a></text:p>
          </table:table-cell>
          <table:table-cell table:style-name="ce45" office:value-type="string" calcext:value-type="string">
            <text:p><text:a xlink:href="https://www.ti.com/product/SN74AUC240" xlink:type="simple">SN74AUC240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BCT240" xlink:type="simple">SN74BCT240</text:a></text:p>
          </table:table-cell>
          <table:table-cell table:style-name="ce45" office:value-type="string" calcext:value-type="string">
            <text:p><text:a xlink:href="https://www.ti.com/product/SN74F240" xlink:type="simple">SN74F240</text:a></text:p>
          </table:table-cell>
          <table:table-cell table:style-name="ce45" office:value-type="string" calcext:value-type="string">
            <text:p><text:a xlink:href="https://www.ti.com/product/CY74FCT240T" xlink:type="simple">CY74FCT240T</text:a></text:p>
          </table:table-cell>
          <table:table-cell table:style-name="ce45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45" office:value-type="string" calcext:value-type="string">
            <text:p><text:a xlink:href="https://www.ti.com/product/SN74HCS240" xlink:type="simple">SN74HCS240</text:a></text:p>
          </table:table-cell>
          <table:table-cell table:style-name="ce45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45" office:value-type="string" calcext:value-type="string">
            <text:p><text:a xlink:href="https://www.ti.com/product/SN74LS240" xlink:type="simple">SN74LS240</text:a></text:p>
          </table:table-cell>
          <table:table-cell table:style-name="ce45" office:value-type="string" calcext:value-type="string">
            <text:p><text:a xlink:href="https://www.ti.com/product/SN74LV240A" xlink:type="simple">SN74LV240A</text:a></text:p>
          </table:table-cell>
          <table:table-cell table:style-name="ce45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45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45" office:value-type="string" calcext:value-type="string">
            <text:p><text:a xlink:href="https://www.ti.com/product/SN74S240" xlink:type="simple">SN74S240</text:a></text:p>
          </table:table-cell>
          <table:table-cell table:style-name="ce45" table:formula="of:=COUNTA([.$C8:.$Y8])" office:value-type="float" office:value="19" calcext:value-type="float">
            <text:p>19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241</text:p>
          </table:table-cell>
          <table:table-cell table:style-name="ce40" office:value-type="string" calcext:value-type="string">
            <text:p>8-ch, buff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241A" xlink:type="simple">SN74ABT241A</text:a></text:p>
          </table:table-cell>
          <table:table-cell table:style-name="ce45" office:value-type="string" calcext:value-type="string">
            <text:p><text:a xlink:href="https://www.ti.com/product/SN74AC241" xlink:type="simple">SN74AC241</text:a></text:p>
          </table:table-cell>
          <table:table-cell table:style-name="ce45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ti.com/product/SN74AS241A" xlink:type="simple">SN74AS241A</text:a></text:p>
          </table:table-cell>
          <table:table-cell table:style-name="ce45" table:number-columns-repeated="3"/>
          <table:table-cell table:style-name="ce45" office:value-type="string" calcext:value-type="string">
            <text:p><text:a xlink:href="https://www.ti.com/product/SN74F241" xlink:type="simple">SN74F24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241" xlink:type="simple">CD74HCT241</text:a></text:p>
          </table:table-cell>
          <table:table-cell table:style-name="ce45" office:value-type="string" calcext:value-type="string">
            <text:p><text:a xlink:href="https://www.ti.com/product/SN74LS241" xlink:type="simple">SN74LS241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LVTH241" xlink:type="simple">SN74LVTH241</text:a></text:p>
          </table:table-cell>
          <table:table-cell table:style-name="ce45" office:value-type="string" calcext:value-type="string">
            <text:p><text:a xlink:href="https://www.ti.com/product/SN74S241" xlink:type="simple">SN74S241</text:a></text:p>
          </table:table-cell>
          <table:table-cell table:style-name="ce45" table:formula="of:=COUNTA([.$C9:.$Y9])" office:value-type="float" office:value="10" calcext:value-type="float">
            <text:p>10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244</text:p>
          </table:table-cell>
          <table:table-cell table:style-name="ce40" office:value-type="string" calcext:value-type="string">
            <text:p>8-ch,buff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244A" xlink:type="simple">SN74ABT244A</text:a></text:p>
          </table:table-cell>
          <table:table-cell table:style-name="ce45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45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45" office:value-type="string" calcext:value-type="string">
            <text:p><text:a xlink:href="https://www.ti.com/product/SN74AHC244" xlink:type="simple">SN74AHC244</text:a></text:p>
          </table:table-cell>
          <table:table-cell table:style-name="ce45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LVC244" xlink:type="simple">SN74ALVC24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S244A" xlink:type="simple">SN74AS244A</text:a></text:p>
          </table:table-cell>
          <table:table-cell table:style-name="ce45" office:value-type="string" calcext:value-type="string">
            <text:p><text:a xlink:href="https://www.ti.com/product/SN74AUC244" xlink:type="simple">SN74AUC24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BCT244" xlink:type="simple">SN74BCT244</text:a></text:p>
          </table:table-cell>
          <table:table-cell table:style-name="ce45" office:value-type="string" calcext:value-type="string">
            <text:p><text:a xlink:href="https://www.ti.com/product/SN74F244" xlink:type="simple">SN74F244</text:a></text:p>
          </table:table-cell>
          <table:table-cell table:style-name="ce45" office:value-type="string" calcext:value-type="string">
            <text:p><text:a xlink:href="https://www.ti.com/product/CY74FCT244T" xlink:type="simple">CY74FCT244T</text:a></text:p>
          </table:table-cell>
          <table:table-cell table:style-name="ce45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45" office:value-type="string" calcext:value-type="string">
            <text:p><text:a xlink:href="https://www.ti.com/product/SN74HCS244" xlink:type="simple">SN74HCS244</text:a></text:p>
          </table:table-cell>
          <table:table-cell table:style-name="ce45" office:value-type="string" calcext:value-type="string">
            <text:p><text:a xlink:href="https://www.ti.com/product/CD74HCT244" xlink:type="simple">CD74HCT244</text:a></text:p>
          </table:table-cell>
          <table:table-cell table:style-name="ce45" office:value-type="string" calcext:value-type="string">
            <text:p><text:a xlink:href="https://www.ti.com/product/SN74LS244" xlink:type="simple">SN74LS244</text:a></text:p>
          </table:table-cell>
          <table:table-cell table:style-name="ce45" office:value-type="string" calcext:value-type="string">
            <text:p><text:a xlink:href="https://www.ti.com/product/SN74LV244A" xlink:type="simple">SN74LV244A</text:a></text:p>
          </table:table-cell>
          <table:table-cell table:style-name="ce45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45" office:value-type="string" calcext:value-type="string">
            <text:p><text:a xlink:href="https://www.ti.com/product/SN74LVTH244A" xlink:type="simple">SN74LVTH244A</text:a></text:p>
          </table:table-cell>
          <table:table-cell table:style-name="ce45" office:value-type="string" calcext:value-type="string">
            <text:p><text:a xlink:href="https://www.ti.com/product/SN74S244" xlink:type="simple">SN74S244</text:a></text:p>
          </table:table-cell>
          <table:table-cell table:style-name="ce45" table:formula="of:=COUNTA([.$C10:.$Y10])" office:value-type="float" office:value="19" calcext:value-type="float">
            <text:p>19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5</text:p>
          </table:table-cell>
          <table:table-cell table:style-name="ce40" office:value-type="string" calcext:value-type="string">
            <text:p>6-ch, with 3-state outputs</text:p>
          </table:table-cell>
          <table:table-cell table:style-name="ce45" office:value-type="string" calcext:value-type="string">
            <text:p><text:a xlink:href="" xlink:type="simple">SN74365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CD74HC365" xlink:type="simple">CD74HC365</text:a>,<text:a xlink:href="http://pdf/SN74HC365" xlink:type="simple">SN74HC365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365" xlink:type="simple">CD74HCT365</text:a></text:p>
          </table:table-cell>
          <table:table-cell table:style-name="ce45" office:value-type="string" calcext:value-type="string">
            <text:p><text:a xlink:href="http://pdf/SN74365.pdf" xlink:type="simple">SN74LS365</text:a></text:p>
          </table:table-cell>
          <table:table-cell table:style-name="ce45" table:number-columns-repeated="4"/>
          <table:table-cell table:style-name="ce45" table:formula="of:=COUNTA([.$C11:.$Y11])" office:value-type="float" office:value="4" calcext:value-type="float">
            <text:p>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6</text:p>
          </table:table-cell>
          <table:table-cell table:style-name="ce40" office:value-type="string" calcext:value-type="string">
            <text:p>6-ch, inverters with 3-state outputs</text:p>
          </table:table-cell>
          <table:table-cell table:style-name="ce45" office:value-type="string" calcext:value-type="string">
            <text:p><text:a xlink:href="" xlink:type="simple">SN74366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CD74HC366" xlink:type="simple">CD74HC366</text:a>,<text:a xlink:href="https://www.ti.com/product/CD74HC366-Q1" xlink:type="simple">CD74HC366-Q1</text:a>,SN</text:p>
          </table:table-cell>
          <table:table-cell table:style-name="ce45"/>
          <table:table-cell table:style-name="ce45" office:value-type="string" calcext:value-type="string">
            <text:p><text:a xlink:href="" xlink:type="simple">CD74HCT365</text:a></text:p>
          </table:table-cell>
          <table:table-cell table:style-name="ce45" office:value-type="string" calcext:value-type="string">
            <text:p><text:a xlink:href="http://pdf/SN74365.pdf" xlink:type="simple">SN74LS366</text:a></text:p>
          </table:table-cell>
          <table:table-cell table:style-name="ce45" table:number-columns-repeated="4"/>
          <table:table-cell table:style-name="ce45" table:formula="of:=COUNTA([.$C12:.$Y12])" office:value-type="float" office:value="4" calcext:value-type="float">
            <text:p>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7</text:p>
          </table:table-cell>
          <table:table-cell table:style-name="ce40" office:value-type="string" calcext:value-type="string">
            <text:p>6-ch, with 3-state outputs</text:p>
          </table:table-cell>
          <table:table-cell table:style-name="ce45" office:value-type="string" calcext:value-type="string">
            <text:p><text:a xlink:href="" xlink:type="simple">SN74367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CD74HC367" xlink:type="simple">CD74HC367</text:a>,<text:a xlink:href="http://pdf/sn74hc367.pdf" xlink:type="simple">SN74HC367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367" xlink:type="simple">CD74HCT367</text:a></text:p>
          </table:table-cell>
          <table:table-cell table:style-name="ce45" office:value-type="string" calcext:value-type="string">
            <text:p><text:a xlink:href="http://pdf/SN74365.pdf" xlink:type="simple">SN74LS367</text:a></text:p>
          </table:table-cell>
          <table:table-cell table:style-name="ce45" table:number-columns-repeated="43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8</text:p>
          </table:table-cell>
          <table:table-cell table:style-name="ce40" office:value-type="string" calcext:value-type="string">
            <text:p>6-ch, inverters with 3-state outputs </text:p>
          </table:table-cell>
          <table:table-cell table:style-name="ce45" office:value-type="string" calcext:value-type="string">
            <text:p><text:a xlink:href="" xlink:type="simple">SN74368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368" xlink:type="simple">CD74HCT368</text:a></text:p>
          </table:table-cell>
          <table:table-cell table:style-name="ce45" office:value-type="string" calcext:value-type="string">
            <text:p><text:a xlink:href="http://pdf/SN74365.pdf" xlink:type="simple">SN74LS368</text:a></text:p>
          </table:table-cell>
          <table:table-cell table:style-name="ce45" table:number-columns-repeated="4"/>
          <table:table-cell table:style-name="ce45" table:formula="of:=COUNTA([.$C14:.$Y14])" office:value-type="float" office:value="4" calcext:value-type="float">
            <text:p>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540</text:p>
          </table:table-cell>
          <table:table-cell table:style-name="ce40" office:value-type="string" calcext:value-type="string">
            <text:p>8-ch, bipolar invert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540" xlink:type="simple">SN74ABT540</text:a></text:p>
          </table:table-cell>
          <table:table-cell table:style-name="ce45" office:value-type="string" calcext:value-type="string">
            <text:p><text:a xlink:href="https://www.ti.com/product/CD74AC540" xlink:type="simple">CD74AC540</text:a></text:p>
          </table:table-cell>
          <table:table-cell table:style-name="ce45" office:value-type="string" calcext:value-type="string">
            <text:p><text:a xlink:href="https://www.ti.com/product/CD74ACT540" xlink:type="simple">CD74ACT540</text:a></text:p>
          </table:table-cell>
          <table:table-cell table:style-name="ce45" office:value-type="string" calcext:value-type="string">
            <text:p><text:a xlink:href="https://www.ti.com/product/SN74AHC540" xlink:type="simple">SN74AHC540</text:a></text:p>
          </table:table-cell>
          <table:table-cell table:style-name="ce45" office:value-type="string" calcext:value-type="string">
            <text:p><text:a xlink:href="https://www.ti.com/product/SN74AHCT540" xlink:type="simple">SN74AHCT540</text:a></text:p>
          </table:table-cell>
          <table:table-cell table:style-name="ce45" office:value-type="string" calcext:value-type="string">
            <text:p><text:a xlink:href="https://www.ti.com/product/SN74ALS540-1" xlink:type="simple">SN74ALS540-1</text:a>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ti.com/product/SN74BCT540A" xlink:type="simple">SN74BCT540A</text:a></text:p>
          </table:table-cell>
          <table:table-cell table:style-name="ce45"/>
          <table:table-cell table:style-name="ce45" office:value-type="string" calcext:value-type="string">
            <text:p><text:a xlink:href="https://www.ti.com/product/CY74FCT540T" xlink:type="simple">CY74FCT540T</text:a></text:p>
          </table:table-cell>
          <table:table-cell table:style-name="ce45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45" office:value-type="string" calcext:value-type="string">
            <text:p><text:a xlink:href="https://www.ti.com/product/SN74LS540" xlink:type="simple">SN74LS540</text:a></text:p>
          </table:table-cell>
          <table:table-cell table:style-name="ce45" office:value-type="string" calcext:value-type="string">
            <text:p><text:a xlink:href="https://www.ti.com/product/SN74LV540A" xlink:type="simple">SN74LV540A</text:a></text:p>
          </table:table-cell>
          <table:table-cell table:style-name="ce45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45" office:value-type="string" calcext:value-type="string">
            <text:p><text:a xlink:href="https://www.ti.com/product/SN74LVTH540" xlink:type="simple">SN74LVTH540</text:a></text:p>
          </table:table-cell>
          <table:table-cell table:style-name="ce45"/>
          <table:table-cell table:style-name="ce45" table:formula="of:=COUNTA([.$C15:.$Y15])" office:value-type="float" office:value="14" calcext:value-type="float">
            <text:p>1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541</text:p>
          </table:table-cell>
          <table:table-cell table:style-name="ce40" office:value-type="string" calcext:value-type="string">
            <text:p>8-ch, bipolar buffers with 3-state outputs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CD74AC541" xlink:type="simple">CD74AC541</text:a></text:p>
          </table:table-cell>
          <table:table-cell table:style-name="ce45" office:value-type="string" calcext:value-type="string">
            <text:p><text:a xlink:href="https://www.ti.com/product/CD74ACT541" xlink:type="simple">CD74ACT541</text:a></text:p>
          </table:table-cell>
          <table:table-cell table:style-name="ce45" office:value-type="string" calcext:value-type="string">
            <text:p><text:a xlink:href="https://www.ti.com/product/SN74AHC541" xlink:type="simple">SN74AHC541</text:a></text:p>
          </table:table-cell>
          <table:table-cell table:style-name="ce45" office:value-type="string" calcext:value-type="string">
            <text:p><text:a xlink:href="https://www.ti.com/product/SN74AHCT541" xlink:type="simple">SN74AHCT541</text:a></text:p>
          </table:table-cell>
          <table:table-cell table:style-name="ce45" office:value-type="string" calcext:value-type="string">
            <text:p><text:a xlink:href="https://www.ti.com/product/SN74ALS541-1" xlink:type="simple">SN74ALS541-1</text:a>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ti.com/product/SN74BCT541A" xlink:type="simple">SN74BCT541A</text:a></text:p>
          </table:table-cell>
          <table:table-cell table:style-name="ce45" office:value-type="string" calcext:value-type="string">
            <text:p><text:a xlink:href="https://www.ti.com/product/SN74F541" xlink:type="simple">SN74F541</text:a></text:p>
          </table:table-cell>
          <table:table-cell table:style-name="ce45" office:value-type="string" calcext:value-type="string">
            <text:p><text:a xlink:href="https://www.ti.com/product/CY74FCT541T" xlink:type="simple">CY74FCT541T</text:a></text:p>
          </table:table-cell>
          <table:table-cell table:style-name="ce45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45" office:value-type="string" calcext:value-type="string">
            <text:p><text:a xlink:href="https://www.ti.com/product/SN74LS541" xlink:type="simple">SN74LS541</text:a></text:p>
          </table:table-cell>
          <table:table-cell table:style-name="ce45" office:value-type="string" calcext:value-type="string">
            <text:p><text:a xlink:href="https://www.ti.com/product/SN74LV541A" xlink:type="simple">SN74LV541A</text:a></text:p>
          </table:table-cell>
          <table:table-cell table:style-name="ce45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45" office:value-type="string" calcext:value-type="string">
            <text:p><text:a xlink:href="https://www.ti.com/product/SN74LVTH541" xlink:type="simple">SN74LVTH541</text:a></text:p>
          </table:table-cell>
          <table:table-cell table:style-name="ce45"/>
          <table:table-cell table:style-name="ce45" table:formula="of:=COUNTA([.$C16:.$Y16])" office:value-type="float" office:value="14" calcext:value-type="float">
            <text:p>1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756</text:p>
          </table:table-cell>
          <table:table-cell table:style-name="ce40" office:value-type="string" calcext:value-type="string">
            <text:p>8-ch, bipolar inverters with open-collector outputs</text:p>
          </table:table-cell>
          <table:table-cell table:style-name="ce45" table:number-columns-repeated="9"/>
          <table:table-cell table:style-name="ce45" office:value-type="string" calcext:value-type="string">
            <text:p><text:a xlink:href="https://www.ti.com/product/SN74AS756" xlink:type="simple">SN74AS756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BCT756" xlink:type="simple">SN74BCT756</text:a></text:p>
          </table:table-cell>
          <table:table-cell table:style-name="ce45" table:number-columns-repeated="10"/>
          <table:table-cell table:style-name="ce45" table:formula="of:=COUNTA([.$C17:.$Y17])" office:value-type="float" office:value="2" calcext:value-type="float">
            <text:p>2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757</text:p>
          </table:table-cell>
          <table:table-cell table:style-name="ce40" office:value-type="string" calcext:value-type="string">
            <text:p>8-ch, bipolar with open-collector outputs complementary output-enable (OE and OE)</text:p>
          </table:table-cell>
          <table:table-cell table:style-name="ce45" table:number-columns-repeated="9"/>
          <table:table-cell table:style-name="ce45" office:value-type="string" calcext:value-type="string">
            <text:p><text:a xlink:href="https://www.ti.com/product/SN74AS757" xlink:type="simple">SN74AS757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BCT757" xlink:type="simple">SN74BCT757</text:a></text:p>
          </table:table-cell>
          <table:table-cell table:style-name="ce45" table:number-columns-repeated="10"/>
          <table:table-cell table:style-name="ce45" table:formula="of:=COUNTA([.$C18:.$Y18])" office:value-type="float" office:value="2" calcext:value-type="float">
            <text:p>2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760</text:p>
          </table:table-cell>
          <table:table-cell table:style-name="ce40" office:value-type="string" calcext:value-type="string">
            <text:p>8-ch, bipolar with open-collector outputs</text:p>
          </table:table-cell>
          <table:table-cell table:style-name="ce45" table:number-columns-repeated="9"/>
          <table:table-cell table:style-name="ce45" office:value-type="string" calcext:value-type="string">
            <text:p><text:a xlink:href="https://www.ti.com/product/SN74AS760" xlink:type="simple">SN74AS760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BCT760" xlink:type="simple">SN74BCT760</text:a></text:p>
          </table:table-cell>
          <table:table-cell table:style-name="ce45" table:number-columns-repeated="10"/>
          <table:table-cell table:style-name="ce45" table:formula="of:=COUNTA([.$C19:.$Y19])" office:value-type="float" office:value="2" calcext:value-type="float">
            <text:p>2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5" office:value-type="string" calcext:value-type="string">
            <text:p>74xx828</text:p>
          </table:table-cell>
          <table:table-cell table:style-name="ce44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20:.$Y2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6" office:value-type="string" calcext:value-type="string">
            <text:p>74XX1004</text:p>
          </table:table-cell>
          <table:table-cell table:style-name="ce40" office:value-type="string" calcext:value-type="string">
            <text:p>6-ch, bipolar inverters </text:p>
          </table:table-cell>
          <table:table-cell table:style-name="ce45" table:number-columns-repeated="6"/>
          <table:table-cell table:style-name="ce45" office:value-type="string" calcext:value-type="string">
            <text:p><text:a xlink:href="https://www.ti.com/product/SN74ALS1004" xlink:type="simple">SN74ALS1004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AS1004A" xlink:type="simple">SN74AS1004A</text:a></text:p>
          </table:table-cell>
          <table:table-cell table:style-name="ce45" table:number-columns-repeated="13"/>
          <table:table-cell table:style-name="ce45" table:formula="of:=COUNTA([.$C21:.$Y21])" office:value-type="float" office:value="2" calcext:value-type="float">
            <text:p>2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005</text:p>
          </table:table-cell>
          <table:table-cell table:style-name="ce40" office:value-type="string" calcext:value-type="string">
            <text:p>6-ch, bipolar inverters with open-collector outputs </text:p>
          </table:table-cell>
          <table:table-cell table:style-name="ce45" table:number-columns-repeated="6"/>
          <table:table-cell table:style-name="ce45" office:value-type="string" calcext:value-type="string">
            <text:p><text:a xlink:href="https://www.ti.com/product/SN74ALS1005" xlink:type="simple">SN74ALS1005</text:a></text:p>
          </table:table-cell>
          <table:table-cell table:style-name="ce45" table:number-columns-repeated="16"/>
          <table:table-cell table:style-name="ce45" table:formula="of:=COUNTA([.$C22:.$Y22])" office:value-type="float" office:value="1" calcext:value-type="float">
            <text:p>1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5" office:value-type="string" calcext:value-type="string">
            <text:p>74xx1404</text:p>
          </table:table-cell>
          <table:table-cell table:style-name="ce44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3:.$Y23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240</text:p>
          </table:table-cell>
          <table:table-cell table:style-name="ce44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4:.$Y24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4049</text:p>
          </table:table-cell>
          <table:table-cell table:style-name="ce44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5:.$Y25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5403</text:p>
          </table:table-cell>
          <table:table-cell table:style-name="ce44" office:value-type="string" calcext:value-type="string">
            <text:p>12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5403" xlink:type="simple">SN74ABT5403</text:a></text:p>
          </table:table-cell>
          <table:table-cell table:number-columns-repeated="21"/>
          <table:table-cell table:formula="of:=COUNTA([.$C26:.$Y26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1004</text:p>
          </table:table-cell>
          <table:table-cell table:style-name="ce44" office:value-type="string" calcext:value-type="string">
            <text:p>6-ch, inverters with TTL-compatible CMOS inputs</text:p>
          </table:table-cell>
          <table:table-cell table:number-columns-repeated="2"/>
          <table:table-cell office:value-type="string" calcext:value-type="string">
            <text:p><text:a xlink:href="https://www.ti.com/product/74AC11004" xlink:type="simple">74AC11004</text:a></text:p>
          </table:table-cell>
          <table:table-cell office:value-type="string" calcext:value-type="string">
            <text:p><text:a xlink:href="https://www.ti.com/product/74ACT11004" xlink:type="simple">74ACT11004</text:a></text:p>
          </table:table-cell>
          <table:table-cell table:number-columns-repeated="19"/>
          <table:table-cell table:formula="of:=COUNTA([.$C27:.$Y27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1240</text:p>
          </table:table-cell>
          <table:table-cell table:style-name="ce44" office:value-type="string" calcext:value-type="string">
            <text:p>8-ch, inverters with 3-state outputs </text:p>
          </table:table-cell>
          <table:table-cell table:number-columns-repeated="2"/>
          <table:table-cell office:value-type="string" calcext:value-type="string">
            <text:p><text:a xlink:href="https://www.ti.com/product/74AC11240" xlink:type="simple">74AC11240</text:a></text:p>
          </table:table-cell>
          <table:table-cell office:value-type="string" calcext:value-type="string">
            <text:p><text:a xlink:href="https://www.ti.com/product/74ACT11240" xlink:type="simple">74ACT11240</text:a></text:p>
          </table:table-cell>
          <table:table-cell table:number-columns-repeated="19"/>
          <table:table-cell table:formula="of:=COUNTA([.$C28:.$Y28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240</text:p>
          </table:table-cell>
          <table:table-cell table:style-name="ce44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240A" xlink:type="simple">SN74ABT16240A</text:a></text:p>
          </table:table-cell>
          <table:table-cell/>
          <table:table-cell office:value-type="string" calcext:value-type="string">
            <text:p><text:a xlink:href="https://www.ti.com/product/74ACT16240" xlink:type="simple">74ACT16240</text:a></text:p>
          </table:table-cell>
          <table:table-cell office:value-type="string" calcext:value-type="string">
            <text:p><text:a xlink:href="https://www.ti.com/product/SN74AHC16240" xlink:type="simple">SN74AHC16240</text:a></text:p>
          </table:table-cell>
          <table:table-cell office:value-type="string" calcext:value-type="string">
            <text:p><text:a xlink:href="https://www.ti.com/product/SN74AHCT16240" xlink:type="simple">SN74AHCT16240</text:a></text:p>
          </table:table-cell>
          <table:table-cell/>
          <table:table-cell office:value-type="string" calcext:value-type="string">
            <text:p><text:a xlink:href="https://www.ti.com/product/SN74ALVCH16240" xlink:type="simple">SN74ALVCH16240</text:a></text:p>
          </table:table-cell>
          <table:table-cell office:value-type="string" calcext:value-type="string">
            <text:p><text:a xlink:href="https://www.ti.com/product/SN74ALVTH16240" xlink:type="simple">SN74ALVTH16240</text:a></text:p>
          </table:table-cell>
          <table:table-cell/>
          <table:table-cell office:value-type="string" calcext:value-type="string">
            <text:p><text:a xlink:href="https://www.ti.com/product/SN74AUC16240" xlink:type="simple">SN74AUC16240</text:a>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/>
          <table:table-cell table:formula="of:=COUNTA([.$C29:.$Y29]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245</text:p>
          </table:table-cell>
          <table:table-cell table:style-name="ce44" office:value-type="string" calcext:value-type="string">
            <text:p>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245-EP" xlink:type="simple">SN74ACT16245-EP</text:a></text:p>
          </table:table-cell>
          <table:table-cell table:number-columns-repeated="19"/>
          <table:table-cell table:formula="of:=COUNTA([.$C30:.$Y3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373</text:p>
          </table:table-cell>
          <table:table-cell table:style-name="ce44" office:value-type="string" calcext:value-type="string">
            <text:p>1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373-EP" xlink:type="simple">SN74ACT16373-EP</text:a></text:p>
          </table:table-cell>
          <table:table-cell table:number-columns-repeated="19"/>
          <table:table-cell table:formula="of:=COUNTA([.$C31:.$Y31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540</text:p>
          </table:table-cell>
          <table:table-cell table:style-name="ce44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0" xlink:type="simple">SN74AHC16540</text:a></text:p>
          </table:table-cell>
          <table:table-cell office:value-type="string" calcext:value-type="string">
            <text:p><text:a xlink:href="https://www.ti.com/product/SN74AHCT16540" xlink:type="simple">SN74AHCT16540</text:a></text:p>
          </table:table-cell>
          <table:table-cell table:number-columns-repeated="14"/>
          <table:table-cell office:value-type="string" calcext:value-type="string">
            <text:p><text:a xlink:href="https://www.ti.com/product/SN74LVCH16540A" xlink:type="simple">SN74LVCH16540A</text:a></text:p>
          </table:table-cell>
          <table:table-cell table:number-columns-repeated="2"/>
          <table:table-cell table:formula="of:=COUNTA([.$C32:.$Y32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2240</text:p>
          </table:table-cell>
          <table:table-cell table:style-name="ce44" office:value-type="string" calcext:value-type="string">
            <text:p>16-ch, inverters with TTL-compatible CMOS inputs and 3-state outputs</text:p>
          </table:table-cell>
          <table:table-cell table:number-columns-repeated="21"/>
          <table:table-cell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/>
          <table:table-cell table:formula="of:=COUNTA([.$C33:.$Y33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(U,X)04</text:p>
          </table:table-cell>
          <table:table-cell table:style-name="ce44" office:value-type="string" calcext:value-type="string">
            <text:p>Single inverter</text:p>
          </table:table-cell>
          <table:table-cell table:number-columns-repeated="4"/>
          <table:table-cell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number-columns-repeated="4"/>
          <table:table-cell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office:value-type="string" calcext:value-type="string">
            <text:p><text:a xlink:href="https://www.ti.com/product/SN74AUP1G04" xlink:type="simple">SN74AUP1G04</text:a></text:p>
          </table:table-cell>
          <table:table-cell table:number-columns-repeated="8"/>
          <table:table-cell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number-columns-repeated="2"/>
          <table:table-cell table:formula="of:=COUNTA([.$C34:.$Y34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06</text:p>
          </table:table-cell>
          <table:table-cell table:style-name="ce44" office:value-type="string" calcext:value-type="string">
            <text:p>Single high speed inverter with open-drain outputs</text:p>
          </table:table-cell>
          <table:table-cell table:number-columns-repeated="10"/>
          <table:table-cell office:value-type="string" calcext:value-type="string">
            <text:p><text:a xlink:href="https://www.ti.com/product/SN74AUC1G06" xlink:type="simple">SN74AUC1G06</text:a></text:p>
          </table:table-cell>
          <table:table-cell office:value-type="string" calcext:value-type="string">
            <text:p><text:a xlink:href="https://www.ti.com/product/SN74AUP1G06" xlink:type="simple">SN74AUP1G06</text:a></text:p>
          </table:table-cell>
          <table:table-cell table:number-columns-repeated="8"/>
          <table:table-cell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number-columns-repeated="2"/>
          <table:table-cell table:formula="of:=COUNTA([.$C35:.$Y35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14</text:p>
          </table:table-cell>
          <table:table-cell table:style-name="ce44" office:value-type="string" calcext:value-type="string">
            <text:p>Single inverter with Schmitt-Trigger inputs </text:p>
          </table:table-cell>
          <table:table-cell table:number-columns-repeated="4"/>
          <table:table-cell office:value-type="string" calcext:value-type="string">
            <text:p><text:a xlink:href="https://www.ti.com/product/SN74AHC1G14" xlink:type="simple">SN74AHC1G14</text:a></text:p>
          </table:table-cell>
          <table:table-cell office:value-type="string" calcext:value-type="string">
            <text:p><text:a xlink:href="https://www.ti.com/product/SN74AHCT1G14" xlink:type="simple">SN74AHCT1G14</text:a></text:p>
          </table:table-cell>
          <table:table-cell table:number-columns-repeated="4"/>
          <table:table-cell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office:value-type="string" calcext:value-type="string">
            <text:p><text:a xlink:href="https://www.ti.com/product/SN74AUP1G14" xlink:type="simple">SN74AUP1G14</text:a></text:p>
          </table:table-cell>
          <table:table-cell table:number-columns-repeated="8"/>
          <table:table-cell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number-columns-repeated="2"/>
          <table:table-cell table:formula="of:=COUNTA([.$C36:.$Y36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240</text:p>
          </table:table-cell>
          <table:table-cell table:style-name="ce44" office:value-type="string" calcext:value-type="string">
            <text:p>Single high speed inverter with 3-state outputs </text:p>
          </table:table-cell>
          <table:table-cell table:number-columns-repeated="10"/>
          <table:table-cell office:value-type="string" calcext:value-type="string">
            <text:p><text:a xlink:href="https://www.ti.com/product/SN74AUC1G240" xlink:type="simple">SN74AUC1G240</text:a></text:p>
          </table:table-cell>
          <table:table-cell office:value-type="string" calcext:value-type="string">
            <text:p><text:a xlink:href="https://www.ti.com/product/SN74AUP1G240" xlink:type="simple">SN74AUP1G240</text:a></text:p>
          </table:table-cell>
          <table:table-cell table:number-columns-repeated="8"/>
          <table:table-cell office:value-type="string" calcext:value-type="string">
            <text:p><text:a xlink:href="https://www.ti.com/product/SN74LVC1G240" xlink:type="simple">SN74LVC1G240</text:a></text:p>
          </table:table-cell>
          <table:table-cell table:number-columns-repeated="2"/>
          <table:table-cell table:formula="of:=COUNTA([.$C37:.$Y37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(U)04</text:p>
          </table:table-cell>
          <table:table-cell table:style-name="ce44" office:value-type="string" calcext:value-type="string">
            <text:p>2-ch, high speed inverters</text:p>
          </table:table-cell>
          <table:table-cell table:number-columns-repeated="10"/>
          <table:table-cell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office:value-type="string" calcext:value-type="string">
            <text:p><text:a xlink:href="https://www.ti.com/product/SN74AUP2G04" xlink:type="simple">SN74AUP2G04</text:a></text:p>
          </table:table-cell>
          <table:table-cell table:number-columns-repeated="8"/>
          <table:table-cell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number-columns-repeated="2"/>
          <table:table-cell table:formula="of:=COUNTA([.$C38:.$Y38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06</text:p>
          </table:table-cell>
          <table:table-cell table:style-name="ce44" office:value-type="string" calcext:value-type="string">
            <text:p>2-ch, high speed inverters with open-drain outputs </text:p>
          </table:table-cell>
          <table:table-cell table:number-columns-repeated="10"/>
          <table:table-cell office:value-type="string" calcext:value-type="string">
            <text:p><text:a xlink:href="https://www.ti.com/product/SN74AUC2G06" xlink:type="simple">SN74AUC2G06</text:a></text:p>
          </table:table-cell>
          <table:table-cell office:value-type="string" calcext:value-type="string">
            <text:p><text:a xlink:href="https://www.ti.com/product/SN74AUP2G06" xlink:type="simple">SN74AUP2G06</text:a></text:p>
          </table:table-cell>
          <table:table-cell table:number-columns-repeated="8"/>
          <table:table-cell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number-columns-repeated="2"/>
          <table:table-cell table:formula="of:=COUNTA([.$C39:.$Y39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14</text:p>
          </table:table-cell>
          <table:table-cell table:style-name="ce44" office:value-type="string" calcext:value-type="string">
            <text:p>2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2G14" xlink:type="simple">SN74AUP2G14</text:a></text:p>
          </table:table-cell>
          <table:table-cell table:number-columns-repeated="8"/>
          <table:table-cell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number-columns-repeated="2"/>
          <table:table-cell table:formula="of:=COUNTA([.$C40:.$Y40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240</text:p>
          </table:table-cell>
          <table:table-cell table:style-name="ce44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0" xlink:type="simple">SN74AUC2G240</text:a></text:p>
          </table:table-cell>
          <table:table-cell office:value-type="string" calcext:value-type="string">
            <text:p><text:a xlink:href="https://www.ti.com/product/SN74AUP2G240" xlink:type="simple">SN74AUP2G240</text:a></text:p>
          </table:table-cell>
          <table:table-cell table:number-columns-repeated="8"/>
          <table:table-cell office:value-type="string" calcext:value-type="string">
            <text:p><text:a xlink:href="https://www.ti.com/product/SN74LVC2G240" xlink:type="simple">SN74LVC2G240</text:a></text:p>
          </table:table-cell>
          <table:table-cell table:number-columns-repeated="2"/>
          <table:table-cell table:formula="of:=COUNTA([.$C41:.$Y41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240</text:p>
          </table:table-cell>
          <table:table-cell table:style-name="ce44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1" xlink:type="simple">SN74AUC2G241</text:a></text:p>
          </table:table-cell>
          <table:table-cell office:value-type="string" calcext:value-type="string">
            <text:p><text:a xlink:href="https://www.ti.com/product/SN74AUP2G241" xlink:type="simple">SN74AUP2G241</text:a></text:p>
          </table:table-cell>
          <table:table-cell table:number-columns-repeated="8"/>
          <table:table-cell office:value-type="string" calcext:value-type="string">
            <text:p><text:a xlink:href="https://www.ti.com/product/SN74LVC2G241" xlink:type="simple">SN74LVC2G241</text:a></text:p>
          </table:table-cell>
          <table:table-cell table:number-columns-repeated="2"/>
          <table:table-cell table:formula="of:=COUNTA([.$C42:.$Y42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3G(U)04</text:p>
          </table:table-cell>
          <table:table-cell table:style-name="ce44" office:value-type="string" calcext:value-type="string">
            <text:p>3-ch, low power inverters </text:p>
          </table:table-cell>
          <table:table-cell table:number-columns-repeated="11"/>
          <table:table-cell office:value-type="string" calcext:value-type="string">
            <text:p><text:a xlink:href="https://www.ti.com/product/SN74AUP3G04" xlink:type="simple">SN74AUP3G04</text:a></text:p>
          </table:table-cell>
          <table:table-cell table:number-columns-repeated="8"/>
          <table:table-cell table:style-name="ce48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number-columns-repeated="2"/>
          <table:table-cell table:formula="of:=COUNTA([.$C43:.$Y43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3G06</text:p>
          </table:table-cell>
          <table:table-cell table:style-name="ce44" office:value-type="string" calcext:value-type="string">
            <text:p>3-ch, low power inverters with open-drain outputs </text:p>
          </table:table-cell>
          <table:table-cell table:number-columns-repeated="11"/>
          <table:table-cell office:value-type="string" calcext:value-type="string">
            <text:p><text:a xlink:href="https://www.ti.com/product/SN74AUP3G06" xlink:type="simple">SN74AUP3G06</text:a></text:p>
          </table:table-cell>
          <table:table-cell table:number-columns-repeated="8"/>
          <table:table-cell table:style-name="ce48" office:value-type="string" calcext:value-type="string">
            <text:p><text:a xlink:href="https://www.ti.com/product/SN74LVC3G06" xlink:type="simple">SN74LVC3G06</text:a></text:p>
          </table:table-cell>
          <table:table-cell table:number-columns-repeated="2"/>
          <table:table-cell table:formula="of:=COUNTA([.$C44:.$Y44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3G14</text:p>
          </table:table-cell>
          <table:table-cell table:style-name="ce44" office:value-type="string" calcext:value-type="string">
            <text:p>3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3G14" xlink:type="simple">SN74AUP3G14</text:a></text:p>
          </table:table-cell>
          <table:table-cell table:number-columns-repeated="8"/>
          <table:table-cell office:value-type="string" calcext:value-type="string">
            <text:p><text:a xlink:href="https://www.ti.com/product/SN74LVC3G14" xlink:type="simple">SN74LVC3G14</text:a></text:p>
          </table:table-cell>
          <table:table-cell table:number-columns-repeated="2"/>
          <table:table-cell table:formula="of:=COUNTA([.$C45:.$Y45])" office:value-type="float" office:value="2" calcext:value-type="float">
            <text:p>2</text:p>
          </table:table-cell>
          <table:table-cell table:number-columns-repeated="998"/>
        </table:table-row>
        <table:table-row table:style-name="ro1" table:number-rows-repeated="5">
          <table:table-cell table:style-name="ce35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08:49:08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28T14:01:26.099000000</dc:date>
    <meta:editing-duration>PT8H36M8S</meta:editing-duration>
    <meta:editing-cycles>74</meta:editing-cycles>
    <meta:generator>LibreOffice/7.1.6.2$Windows_X86_64 LibreOffice_project/0e133318fcee89abacd6a7d077e292f1145735c3</meta:generator>
    <meta:document-statistic meta:table-count="1" meta:cell-count="366" meta:object-count="0"/>
  </office:meta>
</office:document-meta>
</file>